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d1220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29400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ec00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7be0d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86cb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d007b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0c0c0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presentation:use-date-time-name="dtd1">
        <draw:frame presentation:style-name="pr2" draw:layer="layout" svg:width="25.199cm" svg:height="3.256cm" svg:x="1.4cm" svg:y="0.962cm" presentation:class="title">
          <draw:text-box>
            <text:p>Einleitung</text:p>
          </draw:text-box>
        </draw:frame>
        <draw:g>
          <svg:title>Herzzyklus</svg:title>
          <svg:desc>Vereinfachte Darstellung des EKG´s für einen Herzzyklus mit Kennzeichnung der einzelnen Wellen, Strecken und Dauern</svg:desc>
          <draw:g>
            <draw:path draw:style-name="gr2" draw:text-style-name="P1" draw:layer="layout" svg:width="1.94cm" svg:height="11.992cm" svg:x="8.971cm" svg:y="4.5cm" svg:viewBox="0 0 1941 11993" svg:d="m1941 11314c0 374-334 679-748 679h-447c-410 0-746-305-746-679v-10639c0-372 336-675 746-675h447c414 0 748 303 748 675z">
              <text:p/>
            </draw:path>
            <draw:path draw:style-name="gr3" draw:text-style-name="P1" draw:layer="layout" svg:width="1.94cm" svg:height="11.992cm" svg:x="10.911cm" svg:y="4.5cm" svg:viewBox="0 0 1941 11993" svg:d="m1941 11314c0 374-334 679-748 679h-447c-410 0-746-305-746-679v-10639c0-372 336-675 746-675h447c414 0 748 303 748 675z">
              <text:p/>
            </draw:path>
            <draw:path draw:style-name="gr4" draw:text-style-name="P1" draw:layer="layout" svg:width="1.41cm" svg:height="11.992cm" svg:x="12.852cm" svg:y="4.5cm" svg:viewBox="0 0 1411 11993" svg:d="m0 11351c0 354 317 642 707 642v0c387 0 704-288 704-642v-10711c0-354-317-640-704-640v0c-390 0-707 286-707 640z">
              <text:p/>
            </draw:path>
            <draw:path draw:style-name="gr5" draw:text-style-name="P1" draw:layer="layout" svg:width="1.324cm" svg:height="11.992cm" svg:x="14.261cm" svg:y="4.5cm" svg:viewBox="0 0 1325 11993" svg:d="m1325 11392c0 331-298 601-662 601v0c-365 0-663-270-663-601v-10793c0-329 298-599 663-599v0c364 0 662 270 662 599z">
              <text:p/>
            </draw:path>
            <draw:path draw:style-name="gr6" draw:text-style-name="P1" draw:layer="layout" svg:width="2.559cm" svg:height="11.992cm" svg:x="15.585cm" svg:y="4.5cm" svg:viewBox="0 0 2560 11993" svg:d="m0 974c0-536 336-974 746-974h1065c413 0 749 438 749 974v10041c0 540-336 978-749 978h-1065c-410 0-746-438-746-978z">
              <text:p/>
            </draw:path>
            <draw:path draw:style-name="gr7" draw:text-style-name="P1" draw:layer="layout" svg:width="1.059cm" svg:height="11.992cm" svg:x="18.144cm" svg:y="4.5cm" svg:viewBox="0 0 1060 11993" svg:d="m1060 11510c0 268-237 483-530 483v0c-294 0-530-215-530-483v-11031c0-264 236-479 530-479v0c293 0 530 215 530 479z">
              <text:p/>
            </draw:path>
            <draw:path draw:style-name="gr8" draw:text-style-name="P1" draw:layer="layout" svg:width="3.883cm" svg:height="1.828cm" svg:x="8.971cm" svg:y="14.662cm" svg:viewBox="0 0 3884 1829" svg:d="m3884 673c0-372-336-673-750-673h-2388c-410 0-746 301-746 673v481c0 374 336 675 746 675h2388c414 0 750-301 750-675z">
              <text:p/>
            </draw:path>
            <draw:path draw:style-name="gr8" draw:text-style-name="P1" draw:layer="layout" svg:width="5.295cm" svg:height="1.828cm" svg:x="12.852cm" svg:y="14.662cm" svg:viewBox="0 0 5296 1829" svg:d="m5296 673c0-372-336-673-748-673h-3802c-410 0-746 301-746 673v481c0 374 336 675 746 675h3802c412 0 748-301 748-675z">
              <text:p/>
            </draw:path>
            <draw:g>
              <draw:path draw:style-name="gr9" draw:text-style-name="P1" draw:layer="layout" svg:width="0.283cm" svg:height="0.535cm" svg:x="9.847cm" svg:y="5.081cm" svg:viewBox="0 0 284 536" svg:d="m0 12c29-8 68-12 114-12 59 0 102 16 130 43 26 25 40 65 40 112s-12 88-35 115c-33 39-83 57-142 57-19 0-33 0-48-4v213h-59zm59-268c12 2 29 4 48 4 75 0 116-41 116-112s-41-105-107-105c-28 0-47 2-57 4z">
                <text:p/>
              </draw:path>
              <draw:path draw:style-name="gr9" draw:text-style-name="P1" draw:layer="layout" svg:width="0.257cm" svg:height="0.242cm" svg:x="9.627cm" svg:y="5.805cm" svg:viewBox="0 0 258 243" svg:d="m52 243-52-243h28l24 123c7 30 14 59 17 82v0c5-23 11-52 18-82l27-123h30l24 123c7 28 12 57 16 82v0c3-27 10-52 17-82l28-123h29l-62 243h-28l-26-126c-7-33-10-54-14-80h-2c-1 26-7 47-13 80l-30 126z">
                <text:p/>
              </draw:path>
              <draw:path draw:style-name="gr9" draw:text-style-name="P1" draw:layer="layout" svg:width="0.132cm" svg:height="0.181cm" svg:x="9.884cm" svg:y="5.87cm" svg:viewBox="0 0 133 182" svg:d="m28 96c0 43 22 62 50 62 19 0 31-5 41-9l6 19c-11 8-28 14-51 14-46 0-74-35-74-88s28-94 71-94c48 0 62 51 62 82 0 8 0 12 0 14zm-27-24c1-17-7-49-37-49s-40 30-41 49z">
                <text:p/>
              </draw:path>
              <draw:polygon draw:style-name="gr9" draw:text-style-name="P1" draw:layer="layout" svg:width="0.027cm" svg:height="0.255cm" svg:x="10.053cm" svg:y="5.791cm" svg:viewBox="0 0 28 256" draw:points="0,0 28,0 28,256 0,256">
                <text:p/>
              </draw:polygon>
              <draw:polygon draw:style-name="gr9" draw:text-style-name="P1" draw:layer="layout" svg:width="0.027cm" svg:height="0.255cm" svg:x="10.123cm" svg:y="5.791cm" svg:viewBox="0 0 28 256" draw:points="0,0 28,0 28,256 0,256">
                <text:p/>
              </draw:polygon>
              <draw:path draw:style-name="gr9" draw:text-style-name="P1" draw:layer="layout" svg:width="0.132cm" svg:height="0.181cm" svg:x="10.187cm" svg:y="5.87cm" svg:viewBox="0 0 133 182" svg:d="m28 96c0 43 22 62 50 62 19 0 31-5 41-9l6 19c-11 8-28 14-51 14-46 0-74-35-74-88s28-94 71-94c48 0 62 51 62 82 0 8 0 12 0 14zm-27-24c1-17-7-49-37-49s-40 30-41 49z">
                <text:p/>
              </draw:path>
            </draw:g>
            <draw:g>
              <draw:path draw:style-name="gr9" draw:text-style-name="P1" draw:layer="layout" svg:width="0.283cm" svg:height="0.535cm" svg:x="11.494cm" svg:y="5.081cm" svg:viewBox="0 0 284 536" svg:d="m0 12c29-8 68-12 114-12 59 0 102 16 130 43 26 25 40 65 40 112s-12 88-35 115c-33 39-83 57-142 57-19 0-33 0-48-4v213h-59zm59-268c12 2 29 4 48 4 75 0 116-41 116-112s-41-105-107-105c-28 0-47 2-57 4z">
                <text:p/>
              </draw:path>
              <draw:path draw:style-name="gr9" draw:text-style-name="P1" draw:layer="layout" svg:width="0.425cm" svg:height="0.617cm" svg:x="11.83cm" svg:y="5.077cm" svg:viewBox="0 0 426 618" svg:d="m407 618c-61-19-123-41-175-60-10-6-19-8-29-8-109-6-203-98-203-268s88-282 215-282 208 112 208 270c0 137-56 221-132 252v6c45 14 95 24 135 33zm-215-68c96 0 147-100 147-221 0-108-48-215-145-215-100 0-149 107-149 221s52 215 147 215z">
                <text:p/>
              </draw:path>
              <draw:path draw:style-name="gr9" draw:text-style-name="P1" draw:layer="layout" svg:width="0.125cm" svg:height="0.247cm" svg:x="11.399cm" svg:y="5.803cm" svg:viewBox="0 0 126 248" svg:d="m7 207c12 10 29 16 48 16 28 0 44-16 44-41 0-22-11-35-40-47-33-16-56-35-56-68 0-40 28-67 68-67 23 0 38 8 47 12l-5 25c-9-6-23-12-42-12-29 0-40 20-40 38 0 21 14 33 43 45 35 17 52 37 52 72s-22 68-74 68c-19 0-42-5-52-13z">
                <text:p/>
              </draw:path>
              <draw:path draw:style-name="gr9" draw:text-style-name="P1" draw:layer="layout" svg:width="0.087cm" svg:height="0.218cm" svg:x="11.546cm" svg:y="5.832cm" svg:viewBox="0 0 88 219" svg:d="m50 0v41h38v26h-38v93c0 20 5 32 19 32 9 0 14 0 18 0l1 23c-5 2-14 4-24 4-14 0-24-4-31-14s-10-25-10-45v-93h-23v-26h23v-31z">
                <text:p/>
              </draw:path>
              <draw:path draw:style-name="gr9" draw:text-style-name="P1" draw:layer="layout" svg:width="0.075cm" svg:height="0.177cm" svg:x="11.662cm" svg:y="5.87cm" svg:viewBox="0 0 76 178" svg:d="m2 57c0-18-2-35-2-53h23l3 35v0c7-23 24-39 42-39 3 0 6 0 8 0v29c-5 0-7 0-10 0-19 0-33 16-37 39-1 8-1 12-1 16v94h-28z">
                <text:p/>
              </draw:path>
              <draw:path draw:style-name="gr9" draw:text-style-name="P1" draw:layer="layout" svg:width="0.132cm" svg:height="0.181cm" svg:x="11.754cm" svg:y="5.87cm" svg:viewBox="0 0 133 182" svg:d="m28 96c0 43 22 62 50 62 19 0 31-5 41-9l6 19c-11 8-28 14-51 14-46 0-74-35-74-88s28-94 71-94c48 0 62 51 62 82 0 8 0 12 0 14zm-27-24c1-17-7-49-37-49s-40 30-41 49z">
                <text:p/>
              </draw:path>
              <draw:path draw:style-name="gr9" draw:text-style-name="P1" draw:layer="layout" svg:width="0.118cm" svg:height="0.181cm" svg:x="11.91cm" svg:y="5.87cm" svg:viewBox="0 0 119 182" svg:d="m118 172c-5 4-23 10-44 10-45 0-74-35-74-90s31-92 80-92c17 0 33 4 39 10l-5 25c-8-6-17-10-34-10-33 0-52 30-52 67 0 39 22 63 52 63 15 0 26-4 34-6z">
                <text:p/>
              </draw:path>
              <draw:path draw:style-name="gr9" draw:text-style-name="P1" draw:layer="layout" svg:width="0.125cm" svg:height="0.255cm" svg:x="12.059cm" svg:y="5.791cm" svg:viewBox="0 0 126 256" svg:d="m28 162v0c3-7 8-15 14-21l45-61h31l-57 73 65 103h-32l-52-84-14 18v66h-28v-256h28z">
                <text:p/>
              </draw:path>
              <draw:path draw:style-name="gr9" draw:text-style-name="P1" draw:layer="layout" svg:width="0.132cm" svg:height="0.181cm" svg:x="12.194cm" svg:y="5.87cm" svg:viewBox="0 0 133 182" svg:d="m28 96c0 43 22 62 50 62 19 0 31-5 41-9l6 19c-11 8-28 14-51 14-46 0-74-35-74-88s28-94 71-94c48 0 62 51 62 82 0 8 0 12 0 14zm-27-24c1-17-7-49-37-49s-40 30-41 49z">
                <text:p/>
              </draw:path>
            </draw:g>
            <draw:g>
              <draw:path draw:style-name="gr9" draw:text-style-name="P1" draw:layer="layout" svg:width="0.425cm" svg:height="0.617cm" svg:x="12.992cm" svg:y="5.077cm" svg:viewBox="0 0 426 618" svg:d="m407 618c-61-19-123-41-175-60-10-6-19-8-29-8-109-6-203-98-203-268s88-282 215-282 208 112 208 270c0 137-56 221-132 252v6c45 14 95 24 135 33zm-215-68c96 0 147-100 147-221 0-108-48-215-145-215-100 0-149 107-149 221s52 215 147 215z">
                <text:p/>
              </draw:path>
              <draw:path draw:style-name="gr9" draw:text-style-name="P1" draw:layer="layout" svg:width="0.3cm" svg:height="0.535cm" svg:x="13.486cm" svg:y="5.081cm" svg:viewBox="0 0 301 536" svg:d="m0 12c29-8 74-12 114-12 63 0 106 14 135 43 23 24 35 61 35 104 0 68-36 113-85 135v2c33 13 54 49 66 107 16 73 26 124 36 145h-62c-7-16-17-61-29-127-16-72-42-100-94-104h-57v231h-59zm59-282h60c65 0 104-41 104-101 0-69-41-98-105-98-30 0-49 2-59 4z">
                <text:p/>
              </draw:path>
              <draw:path draw:style-name="gr9" draw:text-style-name="P1" draw:layer="layout" svg:width="0.278cm" svg:height="0.549cm" svg:x="13.837cm" svg:y="5.077cm" svg:viewBox="0 0 279 550" svg:d="m17 456c25 21 63 35 106 35 61 0 97-37 97-92 0-47-26-76-88-102-75-33-122-78-122-152 0-82 59-145 148-145 46 0 83 12 103 27l-17 55c-14-10-45-25-88-25-61 0-87 43-87 80 0 51 28 72 94 104 78 33 116 76 116 154 0 82-50 155-161 155-44 0-92-16-118-35z">
                <text:p/>
              </draw:path>
              <draw:path draw:style-name="gr9" draw:text-style-name="P1" draw:layer="layout" svg:width="0.146cm" svg:height="0.242cm" svg:x="13.008cm" svg:y="5.805cm" svg:viewBox="0 0 147 243" svg:d="m0 0h28v117 0c5-9 10-19 17-25l62-92h35l-74 104 79 139h-31l-69-120-19 28v92h-28z">
                <text:p/>
              </draw:path>
              <draw:path draw:style-name="gr9" draw:text-style-name="P1" draw:layer="layout" svg:width="0.146cm" svg:height="0.181cm" svg:x="13.162cm" svg:y="5.87cm" svg:viewBox="0 0 147 182" svg:d="m71 182c-40 0-71-35-71-90 0-57 33-92 74-92 44 0 73 37 73 90 0 63-40 92-76 92zm3-24c25 0 45-27 45-68 0-27-13-67-45-67s-46 34-46 69c0 39 19 66 43 66z">
                <text:p/>
              </draw:path>
              <draw:path draw:style-name="gr9" draw:text-style-name="P1" draw:layer="layout" svg:width="0.215cm" svg:height="0.177cm" svg:x="13.345cm" svg:y="5.87cm" svg:viewBox="0 0 216 178" svg:d="m2 51c0-20-2-33-2-47h23l3 27v0c7-15 22-31 48-31 21 0 35 14 42 35v0c7-10 10-17 17-23 11-8 19-12 33-12 21 0 50 16 50 76v102h-26v-98c0-35-10-55-32-55-16 0-30 14-33 30-2 4-2 10-2 13v110h-28v-106c0-27-10-47-31-47-17 0-31 16-35 32-1 6-1 11-1 15v106h-26z">
                <text:p/>
              </draw:path>
              <draw:path draw:style-name="gr9" draw:text-style-name="P1" draw:layer="layout" svg:width="0.143cm" svg:height="0.247cm" svg:x="13.603cm" svg:y="5.87cm" svg:viewBox="0 0 144 248" svg:d="m2 63c0-24-2-41-2-59h26v31h2c10-23 27-35 52-35 36 0 64 35 64 90 0 61-31 90-68 90-21 0-38-8-47-27h-1v95h-26zm26-140c0 4 1 9 1 11 4 22 21 39 40 39 30 0 47-27 47-68 0-35-16-65-45-65-19 0-35 16-42 40 0 3-1 7-1 13z">
                <text:p/>
              </draw:path>
              <draw:polygon draw:style-name="gr9" draw:text-style-name="P1" draw:layer="layout" svg:width="0.027cm" svg:height="0.255cm" svg:x="13.78cm" svg:y="5.791cm" svg:viewBox="0 0 28 256" draw:points="0,0 28,0 28,256 0,256">
                <text:p/>
              </draw:polygon>
              <draw:path draw:style-name="gr9" draw:text-style-name="P1" draw:layer="layout" svg:width="0.132cm" svg:height="0.181cm" svg:x="13.842cm" svg:y="5.87cm" svg:viewBox="0 0 133 182" svg:d="m28 96c0 43 22 62 50 62 19 0 31-5 41-9l6 19c-11 8-28 14-51 14-46 0-74-35-74-88s28-94 71-94c48 0 62 51 62 82 0 8 0 12 0 14zm-27-24c1-17-7-49-37-49s-40 30-41 49z">
                <text:p/>
              </draw:path>
              <draw:path draw:style-name="gr9" draw:text-style-name="P1" draw:layer="layout" svg:width="0.138cm" svg:height="0.173cm" svg:x="13.991cm" svg:y="5.871cm" svg:viewBox="0 0 139 174" svg:d="m33 0 22 37c6 8 11 18 14 30v0c7-12 11-22 18-30l20-37h30l-50 84 52 90h-32l-22-39c-7-12-11-22-16-29h-1c-4 7-11 17-16 29l-23 39h-29l52-90-50-84z">
                <text:p/>
              </draw:path>
            </draw:g>
            <draw:g>
              <draw:path draw:style-name="gr9" draw:text-style-name="P1" draw:layer="layout" svg:width="0.278cm" svg:height="0.549cm" svg:x="14.601cm" svg:y="5.077cm" svg:viewBox="0 0 279 550" svg:d="m17 456c25 21 63 35 106 35 61 0 97-37 97-92 0-47-26-76-88-102-77-33-122-78-122-152 0-82 59-145 148-145 46 0 83 12 103 27l-17 55c-14-10-45-25-88-25-61 0-87 43-87 80 0 51 28 72 94 104 78 33 116 76 116 154 0 82-50 155-161 155-44 0-92-16-118-35z">
                <text:p/>
              </draw:path>
              <draw:polygon draw:style-name="gr9" draw:text-style-name="P1" draw:layer="layout" svg:width="0.34cm" svg:height="0.531cm" svg:x="14.909cm" svg:y="5.087cm" svg:viewBox="0 0 341 532" draw:points="142,57 0,57 0,0 341,0 341,57 201,57 201,532 142,532">
                <text:p/>
              </draw:polygon>
              <draw:path draw:style-name="gr9" draw:text-style-name="P1" draw:layer="layout" svg:width="0.125cm" svg:height="0.247cm" svg:x="14.455cm" svg:y="5.803cm" svg:viewBox="0 0 126 248" svg:d="m7 207c12 10 29 16 48 16 28 0 44-16 44-41 0-22-11-35-40-47-33-16-56-35-56-68 0-40 28-67 68-67 23 0 38 8 47 12l-5 25c-9-6-23-12-42-12-29 0-40 20-40 38 0 21 14 33 43 45 35 17 52 37 52 72s-22 68-74 68c-19 0-42-5-52-13z">
                <text:p/>
              </draw:path>
              <draw:path draw:style-name="gr9" draw:text-style-name="P1" draw:layer="layout" svg:width="0.087cm" svg:height="0.218cm" svg:x="14.597cm" svg:y="5.832cm" svg:viewBox="0 0 88 219" svg:d="m50 0v41h38v26h-38v93c0 20 5 32 21 32 7 0 12 0 16 0l1 23c-5 2-14 4-24 4-14 0-24-4-31-14s-10-25-10-45v-93h-23v-26h23v-31z">
                <text:p/>
              </draw:path>
              <draw:path draw:style-name="gr9" draw:text-style-name="P1" draw:layer="layout" svg:width="0.075cm" svg:height="0.177cm" svg:x="14.717cm" svg:y="5.87cm" svg:viewBox="0 0 76 178" svg:d="m2 57c0-18-2-35-2-53h23l3 35v0c7-23 24-39 42-39 3 0 6 0 8 0v29c-5 0-7 0-10 0-19 0-33 16-37 39-1 8-1 12-1 16v94h-28z">
                <text:p/>
              </draw:path>
              <draw:path draw:style-name="gr9" draw:text-style-name="P1" draw:layer="layout" svg:width="0.132cm" svg:height="0.181cm" svg:x="14.805cm" svg:y="5.87cm" svg:viewBox="0 0 133 182" svg:d="m28 96c0 43 22 62 50 62 19 0 31-5 41-9l6 19c-11 8-28 14-51 14-46 0-74-35-74-88s28-94 71-94c48 0 62 51 62 82 0 8 0 12 0 14zm-27-24c1-17-7-49-37-49s-40 30-41 49z">
                <text:p/>
              </draw:path>
              <draw:path draw:style-name="gr9" draw:text-style-name="P1" draw:layer="layout" svg:width="0.118cm" svg:height="0.181cm" svg:x="14.961cm" svg:y="5.87cm" svg:viewBox="0 0 119 182" svg:d="m118 172c-5 4-23 10-44 10-45 0-74-35-74-90s31-92 80-92c17 0 33 4 39 10l-6 25c-7-6-18-10-33-10-33 0-52 30-52 67 0 39 22 63 52 63 15 0 26-4 34-6z">
                <text:p/>
              </draw:path>
              <draw:path draw:style-name="gr9" draw:text-style-name="P1" draw:layer="layout" svg:width="0.125cm" svg:height="0.255cm" svg:x="15.115cm" svg:y="5.791cm" svg:viewBox="0 0 126 256" svg:d="m28 160v0c3-5 8-13 14-19l45-61h31l-57 73 65 103h-32l-52-84-14 18v66h-28v-256h28z">
                <text:p/>
              </draw:path>
              <draw:path draw:style-name="gr9" draw:text-style-name="P1" draw:layer="layout" svg:width="0.132cm" svg:height="0.181cm" svg:x="15.245cm" svg:y="5.87cm" svg:viewBox="0 0 133 182" svg:d="m28 96c0 43 22 62 50 62 19 0 31-5 41-9l6 19c-11 8-28 14-51 14-46 0-74-35-74-88s28-94 71-94c48 0 62 51 62 82 0 8 0 12 0 14zm-27-24c1-17-7-49-37-49s-40 30-41 49z">
                <text:p/>
              </draw:path>
            </draw:g>
            <draw:g>
              <draw:polygon draw:style-name="gr9" draw:text-style-name="P1" draw:layer="layout" svg:width="0.34cm" svg:height="0.531cm" svg:x="16.696cm" svg:y="5.087cm" svg:viewBox="0 0 341 532" draw:points="142,57 0,57 0,0 341,0 341,57 201,57 201,532 142,532">
                <text:p/>
              </draw:polygon>
              <draw:path draw:style-name="gr9" draw:text-style-name="P1" draw:layer="layout" svg:width="0.257cm" svg:height="0.242cm" svg:x="16.513cm" svg:y="5.805cm" svg:viewBox="0 0 258 243" svg:d="m52 243-52-243h28l24 123c7 30 14 59 17 82v0c5-23 11-52 18-82l27-123h30l24 123c7 28 12 57 16 82v0c3-27 10-52 17-82l28-123h29l-62 243h-28l-26-126c-7-33-10-54-14-80h-2c-1 26-7 47-13 80l-30 126z">
                <text:p/>
              </draw:path>
              <draw:path draw:style-name="gr9" draw:text-style-name="P1" draw:layer="layout" svg:width="0.132cm" svg:height="0.181cm" svg:x="16.773cm" svg:y="5.87cm" svg:viewBox="0 0 133 182" svg:d="m28 96c0 43 22 62 50 62 19 0 31-5 41-9l6 19c-11 8-28 14-51 14-46 0-74-35-74-88s28-94 71-94c48 0 62 51 62 82 0 8 0 12 0 14zm-27-24c1-17-7-49-37-49s-40 30-41 49z">
                <text:p/>
              </draw:path>
              <draw:polygon draw:style-name="gr9" draw:text-style-name="P1" draw:layer="layout" svg:width="0.027cm" svg:height="0.255cm" svg:x="16.94cm" svg:y="5.791cm" svg:viewBox="0 0 28 256" draw:points="0,0 28,0 28,256 0,256">
                <text:p/>
              </draw:polygon>
              <draw:polygon draw:style-name="gr9" draw:text-style-name="P1" draw:layer="layout" svg:width="0.027cm" svg:height="0.255cm" svg:x="17.018cm" svg:y="5.791cm" svg:viewBox="0 0 28 256" draw:points="0,0 28,0 28,256 0,256">
                <text:p/>
              </draw:polygon>
              <draw:path draw:style-name="gr9" draw:text-style-name="P1" draw:layer="layout" svg:width="0.132cm" svg:height="0.181cm" svg:x="17.072cm" svg:y="5.87cm" svg:viewBox="0 0 133 182" svg:d="m28 96c0 43 22 62 50 62 19 0 31-5 41-9l6 19c-11 8-28 14-51 14-46 0-74-35-74-88s28-94 71-94c48 0 62 51 62 82 0 8 0 12 0 14zm-27-24c1-17-7-49-37-49s-40 30-41 49z">
                <text:p/>
              </draw:path>
            </draw:g>
            <draw:g>
              <draw:path draw:style-name="gr9" draw:text-style-name="P1" draw:layer="layout" svg:width="0.34cm" svg:height="0.541cm" svg:x="18.492cm" svg:y="5.087cm" svg:viewBox="0 0 341 542" svg:d="m61 0v315c0 119 45 168 107 168 68 0 113-51 113-168v-315h60v311c0 164-76 231-175 231-95 0-166-63-166-229v-313z">
                <text:p/>
              </draw:path>
              <draw:path draw:style-name="gr9" draw:text-style-name="P1" draw:layer="layout" svg:width="0.257cm" svg:height="0.242cm" svg:x="18.324cm" svg:y="5.805cm" svg:viewBox="0 0 258 243" svg:d="m52 243-52-243h28l24 123c7 30 14 59 17 82v0c5-23 11-52 18-82l27-123h30l24 123c7 28 12 57 16 82v0c3-27 10-52 17-82l28-123h29l-62 243h-28l-26-126c-7-33-10-54-14-80h-2c-1 26-7 47-13 80l-30 126z">
                <text:p/>
              </draw:path>
              <draw:path draw:style-name="gr9" draw:text-style-name="P1" draw:layer="layout" svg:width="0.132cm" svg:height="0.181cm" svg:x="18.582cm" svg:y="5.87cm" svg:viewBox="0 0 133 182" svg:d="m28 96c0 43 22 62 50 62 19 0 31-5 41-9l6 19c-11 8-28 14-51 14-46 0-74-35-74-88s28-94 71-94c48 0 62 51 62 82 0 8 0 12 0 14zm-27-24c1-17-7-49-37-49s-40 30-41 49z">
                <text:p/>
              </draw:path>
              <draw:polygon draw:style-name="gr9" draw:text-style-name="P1" draw:layer="layout" svg:width="0.027cm" svg:height="0.255cm" svg:x="18.75cm" svg:y="5.791cm" svg:viewBox="0 0 28 256" draw:points="0,0 28,0 28,256 0,256">
                <text:p/>
              </draw:polygon>
              <draw:polygon draw:style-name="gr9" draw:text-style-name="P1" draw:layer="layout" svg:width="0.027cm" svg:height="0.255cm" svg:x="18.816cm" svg:y="5.791cm" svg:viewBox="0 0 28 256" draw:points="0,0 28,0 28,256 0,256">
                <text:p/>
              </draw:polygon>
              <draw:path draw:style-name="gr9" draw:text-style-name="P1" draw:layer="layout" svg:width="0.132cm" svg:height="0.181cm" svg:x="18.882cm" svg:y="5.87cm" svg:viewBox="0 0 133 182" svg:d="m28 96c0 43 22 62 50 62 19 0 31-5 41-9l6 19c-11 8-28 14-51 14-46 0-74-35-74-88s28-94 71-94c48 0 62 51 62 82 0 8 0 12 0 14zm-27-24c1-17-7-49-37-49s-40 30-41 49z">
                <text:p/>
              </draw:path>
            </draw:g>
            <draw:g>
              <draw:path draw:style-name="gr9" draw:text-style-name="P1" draw:layer="layout" svg:width="0.283cm" svg:height="0.535cm" svg:x="10.538cm" svg:y="15.143cm" svg:viewBox="0 0 284 536" svg:d="m0 12c29-8 68-12 114-12 59 0 102 16 130 43 26 25 40 65 40 112s-12 88-35 115c-33 39-83 57-142 57-19 0-33 0-48-4v213h-59zm59-268c12 2 29 4 48 4 75 0 116-41 116-112s-41-105-107-105c-28 0-47 2-57 4z">
                <text:p/>
              </draw:path>
              <draw:path draw:style-name="gr9" draw:text-style-name="P1" draw:layer="layout" svg:width="0.425cm" svg:height="0.617cm" svg:x="10.885cm" svg:y="15.139cm" svg:viewBox="0 0 426 618" svg:d="m407 618c-61-19-123-41-175-60-10-6-19-8-29-8-109-6-203-98-203-268s88-282 215-282 208 112 208 270c0 137-56 221-132 252v6c45 14 95 24 135 33zm-215-68c96 0 147-100 147-221 0-108-48-215-145-215-100 0-149 105-149 221s52 215 147 215z">
                <text:p/>
              </draw:path>
              <draw:path draw:style-name="gr9" draw:text-style-name="P1" draw:layer="layout" svg:width="0.172cm" svg:height="0.246cm" svg:x="10.538cm" svg:y="15.861cm" svg:viewBox="0 0 173 247" svg:d="m0 4c17-2 36-4 59-4 38 0 66 10 85 29s29 49 29 88-10 71-29 96c-21 20-54 34-94 34-21 0-34-2-50-4zm28-24c5 2 17 2 27 2 58 0 89-39 89-102 0-60-28-94-85-94-14 0-26 2-31 2z">
                <text:p/>
              </draw:path>
              <draw:path draw:style-name="gr9" draw:text-style-name="P1" draw:layer="layout" svg:width="0.118cm" svg:height="0.181cm" svg:x="10.73cm" svg:y="15.932cm" svg:viewBox="0 0 119 182" svg:d="m118 135c0 16 0 29 1 43h-24l-1-23v0c-9 13-26 27-47 27-31 0-47-24-47-49 0-43 31-66 90-66v-2c0-14-3-42-33-42-15 0-29 4-40 14l-7-21c13-8 32-16 51-16 46 0 57 37 57 70zm-28 20c-29 0-62 4-62 37 0 22 10 31 24 31 19 0 35-13 38-27 0-6 0-8 0-12z">
                <text:p/>
              </draw:path>
              <draw:path draw:style-name="gr9" draw:text-style-name="P1" draw:layer="layout" svg:width="0.127cm" svg:height="0.177cm" svg:x="10.895cm" svg:y="15.935cm" svg:viewBox="0 0 128 178" svg:d="m126 125c0 20 0 35 2 49h-24v-27h-4c-5 13-22 31-48 31s-52-16-52-78v-100h28v96c0 31 8 55 33 55 19 0 33-14 36-28 2-4 2-11 2-15v-108h27z">
                <text:p/>
              </draw:path>
              <draw:path draw:style-name="gr9" draw:text-style-name="P1" draw:layer="layout" svg:width="0.132cm" svg:height="0.181cm" svg:x="11.054cm" svg:y="15.932cm" svg:viewBox="0 0 133 182" svg:d="m28 96c0 43 22 62 50 62 19 0 31-5 41-9l6 19c-11 8-28 14-51 14-46 0-74-35-74-88s28-94 71-94c48 0 62 51 62 82 0 8 0 12 0 14zm-27-24c1-17-7-49-37-49s-40 30-41 49z">
                <text:p/>
              </draw:path>
              <draw:path draw:style-name="gr9" draw:text-style-name="P1" draw:layer="layout" svg:width="0.075cm" svg:height="0.177cm" svg:x="11.222cm" svg:y="15.932cm" svg:viewBox="0 0 76 178" svg:d="m2 57c0-18-2-35-2-53h23l3 35v0c7-23 24-39 42-39 3 0 6 0 8 0v29c-5 0-7 0-10 0-19 0-33 16-37 39-1 8-1 12-1 16v94h-28z">
                <text:p/>
              </draw:path>
            </draw:g>
            <draw:g>
              <draw:path draw:style-name="gr9" draw:text-style-name="P1" draw:layer="layout" svg:width="0.425cm" svg:height="0.617cm" svg:x="15.037cm" svg:y="15.139cm" svg:viewBox="0 0 426 618" svg:d="m407 618c-61-19-123-41-175-60-10-6-19-8-29-8-109-6-203-98-203-268s88-282 215-282 208 112 208 270c0 137-56 221-132 252v6c45 14 95 24 135 33zm-215-68c96 0 147-100 147-221 0-108-48-215-145-215-100 0-149 105-149 221s52 215 147 215z">
                <text:p/>
              </draw:path>
              <draw:polygon draw:style-name="gr9" draw:text-style-name="P1" draw:layer="layout" svg:width="0.34cm" svg:height="0.531cm" svg:x="15.465cm" svg:y="15.145cm" svg:viewBox="0 0 341 532" draw:points="142,57 0,57 0,0 341,0 341,57 201,57 201,532 142,532">
                <text:p/>
              </draw:polygon>
              <draw:path draw:style-name="gr9" draw:text-style-name="P1" draw:layer="layout" svg:width="0.172cm" svg:height="0.246cm" svg:x="15.041cm" svg:y="15.861cm" svg:viewBox="0 0 173 247" svg:d="m0 4c17-2 36-4 59-4 38 0 66 10 85 29s29 49 29 88-10 71-29 96c-21 20-54 34-94 34-21 0-34-2-50-4zm28-24c5 2 17 2 27 2 58 0 89-39 89-102 0-60-28-94-85-94-14 0-26 2-31 2z">
                <text:p/>
              </draw:path>
              <draw:path draw:style-name="gr9" draw:text-style-name="P1" draw:layer="layout" svg:width="0.118cm" svg:height="0.181cm" svg:x="15.233cm" svg:y="15.932cm" svg:viewBox="0 0 119 182" svg:d="m118 135c0 16 0 29 1 43h-24l-1-23v0c-9 13-26 27-47 27-31 0-47-24-47-49 0-43 31-66 90-66v-2c0-14-3-42-33-42-15 0-29 4-40 14l-7-21c13-8 32-16 51-16 46 0 57 37 57 70zm-28 20c-29 0-62 4-62 37 0 22 10 31 24 31 19 0 35-13 38-27 0-6 0-8 0-12z">
                <text:p/>
              </draw:path>
              <draw:path draw:style-name="gr9" draw:text-style-name="P1" draw:layer="layout" svg:width="0.127cm" svg:height="0.177cm" svg:x="15.389cm" svg:y="15.935cm" svg:viewBox="0 0 128 178" svg:d="m126 125c0 20 0 35 2 49h-24v-27h-4c-5 13-22 31-48 31s-52-16-52-78v-100h28v96c0 31 8 55 33 55 19 0 33-14 36-28 2-4 2-11 2-15v-108h27z">
                <text:p/>
              </draw:path>
              <draw:path draw:style-name="gr9" draw:text-style-name="P1" draw:layer="layout" svg:width="0.132cm" svg:height="0.181cm" svg:x="15.557cm" svg:y="15.932cm" svg:viewBox="0 0 133 182" svg:d="m28 96c0 43 22 62 50 62 19 0 31-5 41-9l6 19c-11 8-28 14-51 14-46 0-74-35-74-88s28-94 71-94c48 0 62 51 62 82 0 8 0 12 0 14zm-27-24c1-17-7-49-37-49s-40 30-41 49z">
                <text:p/>
              </draw:path>
              <draw:path draw:style-name="gr9" draw:text-style-name="P1" draw:layer="layout" svg:width="0.075cm" svg:height="0.177cm" svg:x="15.725cm" svg:y="15.932cm" svg:viewBox="0 0 76 178" svg:d="m2 57c0-18-2-35-2-53h23l3 35v0c7-23 24-39 42-39 3 0 6 0 8 0v29c-5 0-7 0-10 0-19 0-33 16-37 39-1 8-1 12-1 16v94h-28z">
                <text:p/>
              </draw:path>
            </draw:g>
          </draw:g>
          <draw:g>
            <draw:line draw:style-name="gr10" draw:text-style-name="P1" draw:layer="layout" svg:x1="13.861cm" svg:y1="14.304cm" svg:x2="14.213cm" svg:y2="12.576cm">
              <text:p/>
            </draw:line>
            <draw:line draw:style-name="gr10" draw:text-style-name="P1" draw:layer="layout" svg:x1="14.213cm" svg:y1="12.576cm" svg:x2="15.536cm" svg:y2="12.576cm">
              <text:p/>
            </draw:line>
            <draw:path draw:style-name="gr10" draw:text-style-name="P1" draw:layer="layout" svg:width="2.559cm" svg:height="2.038cm" svg:x="15.54cm" svg:y="10.538cm" svg:viewBox="0 0 2560 2039" svg:d="m0 2039c442-102 610-2013 1236-2039 653-25 882 1937 1324 2039">
              <text:p/>
            </draw:path>
            <draw:path draw:style-name="gr10" draw:text-style-name="P1" draw:layer="layout" svg:width="0.969cm" svg:height="0.307cm" svg:x="18.101cm" svg:y="12.271cm" svg:viewBox="0 0 970 308" svg:d="m0 308c168 0 272-327 530-307 227 21 308 307 440 307">
              <text:p/>
            </draw:path>
            <draw:line draw:style-name="gr10" draw:text-style-name="P1" draw:layer="layout" svg:x1="19.074cm" svg:y1="12.576cm" svg:x2="20.662cm" svg:y2="12.576cm">
              <text:p/>
            </draw:line>
            <draw:path draw:style-name="gr10" draw:text-style-name="P1" draw:layer="layout" svg:width="6.529cm" svg:height="8.026cm" svg:x="7.338cm" svg:y="6.276cm" svg:viewBox="0 0 6530 8027" svg:d="m0 6302h1588c329-18 308-953 947-953 714 0 683 935 994 953h1943v-10l264 1229 441-7521 353 8027">
              <text:p/>
            </draw:path>
          </draw:g>
        </draw:g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date-time-name="dtd1">
        <draw:frame presentation:style-name="pr5" draw:layer="layout" svg:width="25.199cm" svg:height="3.507cm" svg:x="1.4cm" svg:y="0.837cm" presentation:class="title">
          <draw:text-box>
            <text:p>Method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ypothesen</text:p>
              </text:list-item>
            </text:list>
          </draw:text-box>
        </draw:frame>
        <draw:frame draw:style-name="gr11" draw:layer="layout" svg:width="9.99cm" svg:height="0.99cm" svg:x="9.005cm" svg:y="11.77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9" presentation:use-date-time-name="dtd1">
        <draw:frame presentation:style-name="pr2" draw:layer="layout" svg:width="25.199cm" svg:height="3.256cm" svg:x="1.4cm" svg:y="0.962cm" presentation:class="title">
          <draw:text-box>
            <text:p>Diskussio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17T14:07:14</meta:creation-date>
    <meta:editing-duration>PT04H01M45S</meta:editing-duration>
    <meta:editing-cycles>3</meta:editing-cycles>
    <dc:date>2010-07-17T18:55:13</dc:date>
    <meta:generator>OpenOffice.org/3.1$Linux OpenOffice.org_project/310m19$Build-9420</meta:generator>
    <meta:document-statistic meta:object-count="12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0</math:mn>
      </math:msub>
      <math:mi math:fontstyle="normal">:</math:mi>
      <math:msub>
        <math:mi>S</math:mi>
        <math:mi math:fontstyle="italic">Meas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i>A</math:mi>
          <math:mo math:stretchy="false">⋅</math:mo>
          <math:msub>
            <math:mi>N</math:mi>
            <math:mi math:fontstyle="italic">QRS</math:mi>
          </math:msub>
        </math:mrow>
      </math:mrow>
      <math:mrow>
        <math:mrow>
          <math:mo math:stretchy="false">(</math:mo>
          <math:mi>t</math:mi>
          <math:mo math:stretchy="false">)</math:mo>
        </math:mrow>
        <math:mo math:stretchy="false">+</math:mo>
        <math:mi>n</math:mi>
      </math:mrow>
      <math:mrow>
        <math:mo math:stretchy="false">(</math:mo>
        <math:mi>t</math:mi>
        <math:mo math:stretchy="false">)</math:mo>
      </math:mrow>
    </math:mrow>
    <math:annotation math:encoding="StarMath 5.0">H_0 : S_{Meas}(t) = A cdot N_{QRS}(t) + n(t)</math:annotation>
  </math:semantics>
</math:math>
</file>